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background-color="#ff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lat_start</text:p>
          </table:table-cell>
          <table:table-cell table:style-name="Default" office:value-type="string" calcext:value-type="string">
            <text:p>lat_end</text:p>
          </table:table-cell>
          <table:table-cell table:style-name="Default" office:value-type="string" calcext:value-type="string">
            <text:p>log_start</text:p>
          </table:table-cell>
          <table:table-cell table:style-name="Default" office:value-type="string" calcext:value-type="string">
            <text:p>log_end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table:style-name="ce1" office:value-type="float" office:value="-0.0000145" calcext:value-type="float">
            <text:p>-1.45E-05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3" calcext:value-type="float">
            <text:p>3.00E-05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table:style-name="ce1" office:value-type="float" office:value="-0.0000145" calcext:value-type="float">
            <text:p>-1.45E-05</text:p>
          </table:table-cell>
          <table:table-cell office:value-type="float" office:value="0.00007" calcext:value-type="float">
            <text:p>7.00E-05</text:p>
          </table:table-cell>
          <table:table-cell office:value-type="float" office:value="0.00008" calcext:value-type="float">
            <text:p>8.00E-05</text:p>
          </table:table-cell>
        </table:table-row>
        <table:table-row table:style-name="ro1">
          <table:table-cell office:value-type="float" office:value="0.0000127" calcext:value-type="float">
            <text:p>1.27E-05</text:p>
          </table:table-cell>
          <table:table-cell table:style-name="ce1" office:value-type="float" office:value="-0.0000145" calcext:value-type="float">
            <text:p>-1.45E-05</text:p>
          </table:table-cell>
          <table:table-cell table:style-name="ce2" office:value-type="float" office:value="0.00015" calcext:value-type="float">
            <text:p>0.00015</text:p>
          </table:table-cell>
          <table:table-cell table:style-name="ce2" office:value-type="float" office:value="0.00016" calcext:value-type="float">
            <text:p>0.00016</text:p>
          </table:table-cell>
        </table:table-row>
        <table:table-row table:style-name="ro1">
          <table:table-cell office:value-type="float" office:value="-0.0000184" calcext:value-type="float">
            <text:p>-1.84E-05</text:p>
          </table:table-cell>
          <table:table-cell table:style-name="ce1" office:value-type="float" office:value="-0.0000254" calcext:value-type="float">
            <text:p>-2.54E-05</text:p>
          </table:table-cell>
          <table:table-cell table:style-name="ce2" office:value-type="float" office:value="0.000169" calcext:value-type="float">
            <text:p>0.000169</text:p>
          </table:table-cell>
          <table:table-cell table:style-name="ce2" office:value-type="float" office:value="0.000196" calcext:value-type="float">
            <text:p>0.000196</text:p>
          </table:table-cell>
        </table:table-row>
        <table:table-row table:style-name="ro1">
          <table:table-cell office:value-type="float" office:value="-0.0000319" calcext:value-type="float">
            <text:p>-3.19E-05</text:p>
          </table:table-cell>
          <table:table-cell table:style-name="ce1" office:value-type="float" office:value="-0.000058" calcext:value-type="float">
            <text:p>-5.80E-05</text:p>
          </table:table-cell>
          <table:table-cell table:style-name="ce2" office:value-type="float" office:value="0.000161" calcext:value-type="float">
            <text:p>0.000161</text:p>
          </table:table-cell>
          <table:table-cell table:style-name="ce2" office:value-type="float" office:value="0.000156" calcext:value-type="float">
            <text:p>0.000156</text:p>
          </table:table-cell>
        </table:table-row>
        <table:table-row table:style-name="ro1">
          <table:table-cell office:value-type="float" office:value="-0.0000943" calcext:value-type="float">
            <text:p>-9.43E-05</text:p>
          </table:table-cell>
          <table:table-cell office:value-type="float" office:value="-0.0001" calcext:value-type="float">
            <text:p>-0.0001</text:p>
          </table:table-cell>
          <table:table-cell table:style-name="ce2" office:value-type="float" office:value="0.000116" calcext:value-type="float">
            <text:p>0.000116</text:p>
          </table:table-cell>
          <table:table-cell office:value-type="float" office:value="0.0000933" calcext:value-type="float">
            <text:p>9.33E-05</text:p>
          </table:table-cell>
        </table:table-row>
        <table:table-row table:style-name="ro1">
          <table:table-cell table:style-name="ce2" office:value-type="float" office:value="-0.000106" calcext:value-type="float">
            <text:p>-0.000106</text:p>
          </table:table-cell>
          <table:table-cell office:value-type="float" office:value="-0.000131" calcext:value-type="float">
            <text:p>-0.000131</text:p>
          </table:table-cell>
          <table:table-cell table:style-name="ce2" office:value-type="float" office:value="0.000148" calcext:value-type="float">
            <text:p>0.000148</text:p>
          </table:table-cell>
          <table:table-cell table:style-name="ce2" office:value-type="float" office:value="0.000156" calcext:value-type="float">
            <text:p>0.000156</text:p>
          </table:table-cell>
        </table:table-row>
        <table:table-row table:style-name="ro1">
          <table:table-cell table:style-name="ce2" office:value-type="float" office:value="-0.000142" calcext:value-type="float">
            <text:p>-0.000142</text:p>
          </table:table-cell>
          <table:table-cell office:value-type="float" office:value="-0.000151" calcext:value-type="float">
            <text:p>-0.000151</text:p>
          </table:table-cell>
          <table:table-cell table:style-name="ce2" office:value-type="float" office:value="0.000178" calcext:value-type="float">
            <text:p>0.000178</text:p>
          </table:table-cell>
          <table:table-cell table:style-name="ce2" office:value-type="float" office:value="0.000204" calcext:value-type="float">
            <text:p>0.000204</text:p>
          </table:table-cell>
        </table:table-row>
        <table:table-row table:style-name="ro1">
          <table:table-cell table:style-name="ce2" office:value-type="float" office:value="-0.000207" calcext:value-type="float">
            <text:p>-0.000207</text:p>
          </table:table-cell>
          <table:table-cell office:value-type="float" office:value="-0.000232" calcext:value-type="float">
            <text:p>-0.000232</text:p>
          </table:table-cell>
          <table:table-cell table:style-name="ce2" office:value-type="float" office:value="0.000107" calcext:value-type="float">
            <text:p>0.000107</text:p>
          </table:table-cell>
          <table:table-cell office:value-type="float" office:value="0.00009702" calcext:value-type="float">
            <text:p>9.70E-05</text:p>
          </table:table-cell>
        </table:table-row>
        <table:table-row table:style-name="ro1">
          <table:table-cell table:style-name="ce2" office:value-type="float" office:value="-0.000205" calcext:value-type="float">
            <text:p>-0.000205</text:p>
          </table:table-cell>
          <table:table-cell office:value-type="float" office:value="-0.00023" calcext:value-type="float">
            <text:p>-0.00023</text:p>
          </table:table-cell>
          <table:table-cell office:value-type="float" office:value="0.0000359" calcext:value-type="float">
            <text:p>3.59E-05</text:p>
          </table:table-cell>
          <table:table-cell office:value-type="float" office:value="0.0000279" calcext:value-type="float">
            <text:p>2.79E-05</text:p>
          </table:table-cell>
        </table:table-row>
        <table:table-row table:style-name="ro1">
          <table:table-cell table:style-name="ce2" office:value-type="float" office:value="-0.000203" calcext:value-type="float">
            <text:p>-0.000203</text:p>
          </table:table-cell>
          <table:table-cell office:value-type="float" office:value="-0.000227" calcext:value-type="float">
            <text:p>-0.000227</text:p>
          </table:table-cell>
          <table:table-cell office:value-type="float" office:value="-0.0000149" calcext:value-type="float">
            <text:p>-1.49E-05</text:p>
          </table:table-cell>
          <table:table-cell office:value-type="float" office:value="-0.0000219" calcext:value-type="float">
            <text:p>-2.19E-05</text:p>
          </table:table-cell>
        </table:table-row>
        <table:table-row table:style-name="ro1">
          <table:table-cell table:style-name="ce2" office:value-type="float" office:value="-0.000192" calcext:value-type="float">
            <text:p>-0.000192</text:p>
          </table:table-cell>
          <table:table-cell office:value-type="float" office:value="-0.000197" calcext:value-type="float">
            <text:p>-0.000197</text:p>
          </table:table-cell>
          <table:table-cell office:value-type="float" office:value="-0.0000272" calcext:value-type="float">
            <text:p>-2.72E-05</text:p>
          </table:table-cell>
          <table:table-cell office:value-type="float" office:value="-0.00005" calcext:value-type="float">
            <text:p>-5.00E-05</text:p>
          </table:table-cell>
        </table:table-row>
        <table:table-row table:style-name="ro1">
          <table:table-cell table:style-name="ce2" office:value-type="float" office:value="-0.000117" calcext:value-type="float">
            <text:p>-0.000117</text:p>
          </table:table-cell>
          <table:table-cell office:value-type="float" office:value="-0.000123" calcext:value-type="float">
            <text:p>-0.000123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-0.0000147" calcext:value-type="float">
            <text:p>-1.47E-05</text:p>
          </table:table-cell>
        </table:table-row>
        <table:table-row table:style-name="ro1">
          <table:table-cell office:value-type="float" office:value="-0.0000743" calcext:value-type="float">
            <text:p>-7.43E-05</text:p>
          </table:table-cell>
          <table:table-cell table:style-name="ce1" office:value-type="float" office:value="-0.0000846" calcext:value-type="float">
            <text:p>-8.46E-05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-0.0000149" calcext:value-type="float">
            <text:p>-1.49E-05</text:p>
          </table:table-cell>
        </table:table-row>
        <table:table-row table:style-name="ro1">
          <table:table-cell office:value-type="float" office:value="-0.0000176" calcext:value-type="float">
            <text:p>-1.76E-05</text:p>
          </table:table-cell>
          <table:table-cell table:style-name="ce1" office:value-type="float" office:value="-0.000025" calcext:value-type="float">
            <text:p>-2.50E-05</text:p>
          </table:table-cell>
          <table:table-cell office:value-type="float" office:value="-0.0000278" calcext:value-type="float">
            <text:p>-2.78E-05</text:p>
          </table:table-cell>
          <table:table-cell office:value-type="float" office:value="-0.0000523" calcext:value-type="float">
            <text:p>-5.23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7:00:07.376117532</meta:creation-date>
    <dc:date>2022-11-30T17:39:58.326686921</dc:date>
    <meta:editing-duration>PT7M50S</meta:editing-duration>
    <meta:editing-cycles>1</meta:editing-cycles>
    <meta:document-statistic meta:table-count="1" meta:cell-count="64" meta:object-count="0"/>
    <meta:generator>LibreOffice/7.3.7.2$Linux_X86_64 LibreOffice_project/30$Build-2</meta:generator>
  </office:meta>
</office:document-meta>
</file>